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2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10" style:family="paragraph">
      <style:paragraph-properties fo:margin-left="0cm" fo:margin-right="0cm" fo:text-align="center" fo:text-indent="0cm"/>
      <style:text-properties fo:font-size="26pt"/>
    </style:style>
    <style:style style:name="P11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12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7" style:family="text">
      <style:text-properties fo:color="#000000" style:font-name="Segoe UI2" fo:font-size="33pt" fo:text-shadow="none" fo:font-weight="bold" style:font-size-asian="33pt" style:font-weight-asian="bold" style:font-size-complex="33pt" style:font-weight-complex="bold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style:style style:name="T9" style:family="text">
      <style:text-properties fo:color="#000000" style:font-name="Segoe UI Semibold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603</text:span></text:p>
            <text:p text:style-name="P1"><text:span text:style-name="T2">“</text:span><text:span text:style-name="T2">We Know That Christ Is Raise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4cm" svg:height="7.112cm" svg:x="1.27cm" svg:y="0.508cm">
          <draw:text-box>
            <text:p text:style-name="P4"><text:span text:style-name="T3">1.</text:span><text:span text:style-name="T4"> </text:span><text:span text:style-name="T5">We know that Christ is raised</text:span></text:p>
            <text:p text:style-name="P4"><text:span text:style-name="T5">and dies no more.</text:span><text:span text:style-name="T5"><text:line-break/></text:span><text:span text:style-name="T5">Embraced by death,</text:span></text:p>
            <text:p text:style-name="P4"><text:span text:style-name="T5">He broke its fearful hol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5.4cm" svg:height="6.604cm" svg:x="1.27cm" svg:y="0.508cm">
          <draw:text-box>
            <text:p text:style-name="P4"><text:span text:style-name="T5"><text:s/></text:span><text:span text:style-name="T5">And our despair</text:span></text:p>
            <text:p text:style-name="P4"><text:span text:style-name="T5">He turned to blazing joy.</text:span><text:span text:style-name="T5"><text:line-break/></text:span><text:span text:style-name="T5">Alleluia!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6" draw:master-page-name="Default">
        <draw:frame draw:style-name="gr5" draw:text-style-name="P7" draw:layer="layout" svg:width="25.146cm" svg:height="7.366cm" svg:x="1.524cm" svg:y="0.508cm">
          <draw:text-box>
            <text:p text:style-name="P6"><text:span text:style-name="T6">2. </text:span><text:span text:style-name="T5">We share by water</text:span></text:p>
            <text:p text:style-name="P6"><text:span text:style-name="T5">in His saving death.</text:span></text:p>
            <text:p text:style-name="P6"><text:span text:style-name="T5">Reborn, we share</text:span></text:p>
            <text:p text:style-name="P6"><text:span text:style-name="T5">with Him an Easter life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7" draw:master-page-name="Default">
        <draw:frame draw:style-name="gr6" draw:text-style-name="P7" draw:layer="layout" svg:width="25.146cm" svg:height="5.588cm" svg:x="1.524cm" svg:y="0.508cm">
          <draw:text-box>
            <text:p text:style-name="P6"><text:span text:style-name="T5">As living members</text:span></text:p>
            <text:p text:style-name="P6"><text:span text:style-name="T5">of a living Christ.</text:span></text:p>
            <text:p text:style-name="P6"><text:span text:style-name="T5">Alleluia!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8" draw:master-page-name="Default">
        <draw:frame draw:style-name="gr4" draw:text-style-name="P11" draw:layer="layout" svg:width="25.4cm" svg:height="7.011cm" svg:x="1.27cm" svg:y="0.508cm">
          <draw:text-box>
            <text:p text:style-name="P9"><text:span text:style-name="T6">3. </text:span><text:span text:style-name="T5">The Father’s splendor clothes</text:span></text:p>
            <text:p text:style-name="P10"><text:span text:style-name="T5">the Son with life.</text:span></text:p>
            <text:p text:style-name="P10"><text:span text:style-name="T5">The Spirit’s power shakes</text:span></text:p>
            <text:p text:style-name="P10"><text:span text:style-name="T5">the Church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9" draw:master-page-name="Default">
        <draw:frame draw:style-name="gr7" draw:text-style-name="P11" draw:layer="layout" svg:width="25.4cm" svg:height="10.859cm" svg:x="1.27cm" svg:y="0.508cm">
          <draw:text-box>
            <text:p text:style-name="P9"><text:span text:style-name="T7"><text:s/></text:span><text:span text:style-name="T7">Baptized, we live with God</text:span></text:p>
            <text:p text:style-name="P9"><text:span text:style-name="T7">the Three in One.</text:span></text:p>
            <text:p text:style-name="P10"><text:span text:style-name="T5">Alleluia!</text:span></text:p>
            <text:p text:style-name="P12"><text:span text:style-name="T8"><text:s/></text:span></text:p>
            <text:p text:style-name="P12"><text:span text:style-name="T8"><text:s text:c="6"/></text:span></text:p>
            <text:p text:style-name="P12"><text:span text:style-name="T9"/></text:p>
            <text:p text:style-name="P12"><text:span text:style-name="T8"><text:s text:c="6"/></text:span><text:span text:style-name="T9">© John B. Geyer. </text:span></text:p>
            <text:p text:style-name="P12"><text:span text:style-name="T9"><text:s text:c="7"/></text:span><text:span text:style-name="T9">Used by permission: </text:span></text:p>
            <text:p text:style-name="P12"><text:span text:style-name="T9"><text:s text:c="7"/></text:span><text:span text:style-name="T9">LSB Hymn License </text:span></text:p>
            <text:p text:style-name="P12"><text:span text:style-name="T9"><text:s text:c="7"/></text:span><text:span text:style-name="T9">.NET, no. 100011038.</text:span></text:p>
          </draw:text-box>
        </draw:frame>
        <presentation:notes draw:style-name="dp5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10:00:29.452000000</meta:creation-date>
    <dc:date>2019-04-24T16:27:15.076000000</dc:date>
    <meta:editing-duration>PT20M17S</meta:editing-duration>
    <meta:editing-cycles>5</meta:editing-cycles>
    <meta:generator>LibreOffice/6.1.5.2$Windows_X86_64 LibreOffice_project/90f8dcf33c87b3705e78202e3df5142b201bd805</meta:generator>
    <meta:document-statistic meta:object-count="42"/>
  </office:meta>
</office:document-meta>
</file>